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2ad" officeooo:paragraph-rsid="001fc2ad"/>
    </style:style>
    <style:style style:name="P2" style:family="paragraph" style:parent-style-name="Standard">
      <style:text-properties officeooo:rsid="001fc2ad" officeooo:paragraph-rsid="00203549"/>
    </style:style>
    <style:style style:name="P3" style:family="paragraph" style:parent-style-name="Standard">
      <style:text-properties officeooo:rsid="001fc2ad" officeooo:paragraph-rsid="0021c4a4"/>
    </style:style>
    <style:style style:name="P4" style:family="paragraph" style:parent-style-name="Standard">
      <style:text-properties officeooo:rsid="001fc2ad" officeooo:paragraph-rsid="0025479a"/>
    </style:style>
    <style:style style:name="P5" style:family="paragraph" style:parent-style-name="Standard">
      <style:text-properties officeooo:rsid="001fc2ad" officeooo:paragraph-rsid="002a3295"/>
    </style:style>
    <style:style style:name="P6" style:family="paragraph" style:parent-style-name="Standard">
      <style:text-properties officeooo:rsid="001fd662" officeooo:paragraph-rsid="001fd662"/>
    </style:style>
    <style:style style:name="P7" style:family="paragraph" style:parent-style-name="Standard">
      <style:text-properties officeooo:paragraph-rsid="001fc2ad"/>
    </style:style>
    <style:style style:name="P8" style:family="paragraph" style:parent-style-name="Standard">
      <style:text-properties fo:font-weight="bold" officeooo:rsid="00203549" officeooo:paragraph-rsid="00203549" style:font-weight-asian="bold" style:font-weight-complex="bold"/>
    </style:style>
    <style:style style:name="P9" style:family="paragraph" style:parent-style-name="Standard">
      <style:text-properties fo:font-weight="bold" officeooo:rsid="00203549" officeooo:paragraph-rsid="0021c4a4" style:font-weight-asian="bold" style:font-weight-complex="bold"/>
    </style:style>
    <style:style style:name="P10" style:family="paragraph" style:parent-style-name="Standard">
      <style:text-properties fo:font-weight="bold" officeooo:rsid="0020067c" officeooo:paragraph-rsid="001fc2ad" style:font-weight-asian="bold" style:font-weight-complex="bold"/>
    </style:style>
    <style:style style:name="P11" style:family="paragraph" style:parent-style-name="Standard">
      <style:text-properties officeooo:paragraph-rsid="0025479a"/>
    </style:style>
    <style:style style:name="P12" style:family="paragraph" style:parent-style-name="Standard">
      <style:text-properties officeooo:rsid="001fc2ad" officeooo:paragraph-rsid="0025479a"/>
    </style:style>
    <style:style style:name="T1" style:family="text">
      <style:text-properties officeooo:rsid="001fd662"/>
    </style:style>
    <style:style style:name="T2" style:family="text">
      <style:text-properties fo:font-weight="bold" officeooo:rsid="00203549" style:font-weight-asian="bold" style:font-weight-complex="bold"/>
    </style:style>
    <style:style style:name="T3" style:family="text">
      <style:text-properties fo:font-weight="normal" officeooo:rsid="00203549" style:font-weight-asian="normal" style:font-weight-complex="normal"/>
    </style:style>
    <style:style style:name="T4" style:family="text">
      <style:text-properties fo:font-weight="normal" officeooo:rsid="0025479a" style:font-weight-asian="normal" style:font-weight-complex="normal"/>
    </style:style>
    <style:style style:name="T5" style:family="text">
      <style:text-properties fo:font-weight="normal" officeooo:rsid="0021c4a4" style:font-weight-asian="normal" style:font-weight-complex="normal"/>
    </style:style>
    <style:style style:name="T6" style:family="text">
      <style:text-properties fo:font-weight="normal" officeooo:rsid="002dc14d" style:font-weight-asian="normal" style:font-weight-complex="normal"/>
    </style:style>
    <style:style style:name="T7" style:family="text">
      <style:text-properties officeooo:rsid="0025479a"/>
    </style:style>
    <style:style style:name="T8" style:family="text">
      <style:text-properties officeooo:rsid="002a3295"/>
    </style:style>
    <style:style style:name="T9" style:family="text">
      <style:text-properties officeooo:rsid="002dc1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- <text:span text:style-name="T1">Araquari </text:span></text:p>
      <text:p text:style-name="P1"/>
      <text:p text:style-name="P6">Nome:<text:span text:style-name="T9">Erisson Campos, Felipe Simas,</text:span> Wesley Antunes</text:p>
      <text:p text:style-name="P6"><text:span text:style-name="T9">3</text:span>Info1 </text:p>
      <text:p text:style-name="P6"><text:span text:style-name="T8">11</text:span>/03/19</text:p>
      <text:p text:style-name="P1"/>
      <text:p text:style-name="P2">RF001 <text:span text:style-name="T7">O sistema deve permitir Cadastro usuario e Empresa </text:span><text:span text:style-name="T2">.</text:span></text:p>
      <text:p text:style-name="P2"/>
      <text:p text:style-name="P5">RF00<text:span text:style-name="T7">2 O sistema deve permitir <text:s/>empresa</text:span> <text:span text:style-name="T8">registar bico</text:span><text:span text:style-name="T2"> </text:span><text:span text:style-name="T7"><text:s/></text:span><text:span text:style-name="T2">.</text:span></text:p>
      <text:p text:style-name="P8"/>
      <text:p text:style-name="P4">RF00<text:span text:style-name="T7">3 O sistema deve permitir usuario cadastrar <text:s/>atividade no calendario</text:span><text:span text:style-name="T3">.</text:span></text:p>
      <text:p text:style-name="P2"/>
      <text:p text:style-name="P4">RF00<text:span text:style-name="T7">4 O sistema deve permitir usuario alterar informações do perfil</text:span><text:span text:style-name="T2"> .</text:span></text:p>
      <text:p text:style-name="P3"/>
      <text:p text:style-name="P4">RF00<text:span text:style-name="T7">5 O sistema deve informar historico de ganhos </text:span><text:span text:style-name="T2">. </text:span></text:p>
      <text:p text:style-name="P9"/>
      <text:p text:style-name="P4">RF006 <text:s/>O sistema deve permitir cadastro de gastos</text:p>
      <text:p text:style-name="P10"/>
      <text:p text:style-name="P11"><text:span text:style-name="T5">RF00</text:span><text:span text:style-name="T4">7</text:span><text:span text:style-name="T5"> </text:span><text:span text:style-name="T4">O sistema deve permitir </text:span><text:span text:style-name="T6">cadastro de atividades pendentes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52:06.462986269</meta:creation-date>
    <dc:date>2020-03-11T15:14:03.850095858</dc:date>
    <meta:editing-duration>PT10M3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6" meta:character-count="496" meta:non-whitespace-character-count="424"/>
  </office:meta>
</office:document-meta>
</file>